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4cm" fo:min-width="4.038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2.29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text:span text:style-name="T1"> </text:span><text:span text:style-name="T1">(</text:span><text:span text:style-name="T1">1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572cm" svg:height="1.524cm" svg:x="15.478cm" svg:y="5.826cm">
          <text:p text:style-name="P1">Rendering</text:p>
          <text:p text:style-name="P1"><text:span text:style-name="T1">(</text:span><text:span text:style-name="T1">1, </text:span><text:span text:style-name="T1">2, </text:span><text:span text:style-name="T1">3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text:span text:style-name="T1"> </text:span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onnector draw:style-name="gr7" draw:text-style-name="P3" draw:layer="layout" svg:x1="17.764cm" svg:y1="9.382cm" svg:x2="17.764cm" svg:y2="9.89cm" draw:start-shape="id5" draw:start-glue-point="2" draw:end-shape="id3" draw:end-glue-point="5" svg:d="M17764 9382v508" svg:viewBox="0 0 1 509">
          <text:p/>
        </draw:connector>
        <draw:custom-shape draw:style-name="gr2" draw:text-style-name="P2" xml:id="id5" draw:id="id5" draw:layer="layout" svg:width="4.572cm" svg:height="1.524cm" svg:x="15.478cm" svg:y="7.858cm">
          <text:p text:style-name="P1">Compression</text:p>
          <text:p text:style-name="P1"><text:span text:style-name="T1">(2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7.764cm" svg:y1="7.35cm" svg:x2="17.764cm" svg:y2="7.858cm" draw:start-shape="id2" draw:start-glue-point="2" draw:end-shape="id5" draw:end-glue-point="0" svg:d="M17764 7350v508" svg:viewBox="0 0 1 509">
          <text:p/>
        </draw:connector>
        <draw:frame draw:style-name="gr8" draw:text-style-name="P4" draw:layer="layout" svg:width="6.35cm" svg:height="2.54cm" svg:x="20.177cm" svg:y="10.906cm">
          <draw:text-box>
            <text:p><text:span text:style-name="T1">(1) Python</text:span></text:p>
            <text:p><text:span text:style-name="T1">(2) C/C++</text:span></text:p>
            <text:p><text:span text:style-name="T1">(3) OpenGl ES</text:span></text:p>
          </draw:text-box>
        </draw:frame>
        <draw:custom-shape draw:style-name="gr9" draw:text-style-name="P3" xml:id="id6" draw:id="id6" draw:layer="layout" svg:width="11.557cm" svg:height="1.22cm" svg:x="8.493cm" svg:y="11.845cm">
          <draw:glue-point draw:id="4" svg:x="-2.92cm" svg:y="-5cm"/>
          <draw:glue-point draw:id="5" svg:x="3.02cm" svg:y="-5cm"/>
          <text:p text:style-name="P1">Pygame<text:span text:style-name="T1"> (1)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0.897cm" svg:y1="11.845cm" svg:x2="10.906cm" svg:y2="11.16cm" draw:start-shape="id6" draw:start-glue-point="4" draw:end-shape="id3" draw:end-glue-point="6" svg:d="M10897 11845v-342h9v-343" svg:viewBox="0 0 10 686">
          <text:p/>
        </draw:connector>
        <draw:connector draw:style-name="gr10" draw:text-style-name="P3" draw:layer="layout" svg:x1="17.761cm" svg:y1="11.845cm" svg:x2="17.764cm" svg:y2="11.16cm" draw:start-shape="id6" draw:start-glue-point="5" draw:end-shape="id3" draw:end-glue-point="7" svg:d="M17761 11845v-342h3v-343" svg:viewBox="0 0 4 6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18:17:36.856983809</dc:date>
    <meta:editing-duration>PT21M9S</meta:editing-duration>
    <meta:editing-cycles>11</meta:editing-cycles>
    <meta:generator>LibreOffice/5.3.2.2$Linux_X86_64 LibreOffice_project/30m0$Build-2</meta:generator>
    <meta:document-statistic meta:object-count="14"/>
  </office:meta>
</office:document-meta>
</file>